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A1" style:family="table-cell">
      <style:table-cell-properties fo:padding="0.0382in" fo:border="0.0076in solid #000000"/>
    </style:style>
    <style:style style:name="Table1.C2" style:family="table-cell">
      <style:table-cell-properties fo:padding="0.0382in" fo:border-left="0.0076in solid #000000" fo:border-right="none" fo:border-top="none" fo:border-bottom="0.0076in solid #000000"/>
    </style:style>
    <style:style style:name="Table1.J2" style:family="table-cell">
      <style:table-cell-properties fo:padding="0.0382in" fo:border-left="0.0076in solid #000000" fo:border-right="0.0076in solid #000000" fo:border-top="none" fo:border-bottom="0.0076in solid #000000"/>
    </style:style>
    <style:style style:name="Table1.A3" style:family="table-cell">
      <style:table-cell-properties style:vertical-align="middle" fo:padding="0.0382in" fo:border-left="0.0076in solid #000000" fo:border-right="none" fo:border-top="none" fo:border-bottom="0.0076in solid #000000"/>
    </style:style>
    <style:style style:name="Table1.C3" style:family="table-cell">
      <style:table-cell-properties fo:padding="0.0382in" fo:border-left="0.0076in solid #000000" fo:border-right="none" fo:border-top="0.0076in solid #000000" fo:border-bottom="0.0076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224*"/>
    </style:style>
    <style:style style:name="Table2.B" style:family="table-column">
      <style:table-column-properties style:column-width="3.2542in" style:rel-column-width="468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My_20_body_20_text">
      <style:text-properties fo:font-size="10pt" style:font-size-asian="10pt" style:font-size-complex="10pt"/>
    </style:style>
    <style:style style:name="P2" style:family="paragraph" style:parent-style-name="My_20_body_20_text">
      <style:paragraph-properties fo:text-align="justify" style:justify-single-word="false"/>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fo:font-style="italic" style:font-style-asian="italic" style:font-style-complex="italic"/>
    </style:style>
    <style:style style:name="P5" style:family="paragraph" style:parent-style-name="My_20_body_20_text">
      <style:text-properties style:font-name="Courier New"/>
    </style:style>
    <style:style style:name="P6" style:family="paragraph" style:parent-style-name="My_20_body_20_text">
      <style:paragraph-properties>
        <style:tab-stops>
          <style:tab-stop style:position="0.7917in"/>
        </style:tab-stops>
      </style:paragraph-properties>
      <style:text-properties style:font-name="Courier New"/>
    </style:style>
    <style:style style:name="P7" style:family="paragraph" style:parent-style-name="My_20_body_20_text">
      <style:text-properties style:text-position="0% 100%" fo:font-style="normal" style:font-style-asian="normal" style:font-style-complex="normal"/>
    </style:style>
    <style:style style:name="P8" style:family="paragraph" style:parent-style-name="My_20_body_20_text">
      <style:text-properties style:font-name="Arial"/>
    </style:style>
    <style:style style:name="P9" style:family="paragraph" style:parent-style-name="My_20_body_20_text">
      <style:text-properties style:font-name="Arial" fo:font-style="normal" style:font-style-asian="normal" style:font-style-complex="normal"/>
    </style:style>
    <style:style style:name="P10" style:family="paragraph" style:parent-style-name="Table_20_Contents">
      <style:paragraph-properties fo:text-align="justify"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style:font-name="Arial" fo:font-size="10pt" fo:background-color="#ffff00" style:font-size-asian="11pt" style:font-size-complex="11pt"/>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Standard">
      <style:text-properties fo:font-style="normal" style:font-style-asian="normal" style:font-style-complex="normal"/>
    </style:style>
    <style:style style:name="P18" style:family="paragraph" style:parent-style-name="Table_20_Heading">
      <style:text-properties style:font-name="Arial" fo:font-size="10pt" style:font-size-asian="11pt" style:font-size-complex="11pt"/>
    </style:style>
    <style:style style:name="P19" style:family="paragraph" style:parent-style-name="My_20_body_20_text">
      <style:text-properties style:font-name="Courier New" fo:font-size="10pt" style:font-size-asian="10pt" style:font-size-complex="10pt"/>
    </style:style>
    <style:style style:name="P20" style:family="paragraph" style:parent-style-name="My_20_body_20_text">
      <style:text-properties style:font-name="Courier New" fo:font-style="normal" style:font-style-asian="normal" style:font-style-complex="normal"/>
    </style:style>
    <style:style style:name="P21" style:family="paragraph" style:parent-style-name="My_20_body_20_text" style:list-style-name="L1"/>
    <style:style style:name="P22" style:family="paragraph" style:parent-style-name="My_20_body_20_text" style:list-style-name="L1"/>
    <style:style style:name="P23" style:family="paragraph" style:parent-style-name="My_20_body_20_text" style:list-style-name="L1"/>
    <style:style style:name="P24" style:family="paragraph" style:parent-style-name="My_20_body_20_text" style:list-style-name="L1"/>
    <style:style style:name="P25" style:family="paragraph" style:parent-style-name="My_20_body_20_text" style:list-style-name="L1"/>
    <style:style style:name="P26" style:family="paragraph" style:parent-style-name="My_20_body_20_text" style:list-style-name="L1"/>
    <style:style style:name="P27" style:family="paragraph" style:parent-style-name="My_20_body_20_text" style:list-style-name="L1"/>
    <style:style style:name="P28" style:family="paragraph" style:parent-style-name="My_20_body_20_text" style:list-style-name="L1"/>
    <style:style style:name="P29" style:family="paragraph" style:parent-style-name="My_20_body_20_text" style:list-style-name="L1"/>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My_20_body_20_text">
      <style:text-properties fo:font-style="normal" style:font-style-asian="normal" style:font-style-complex="normal"/>
    </style:style>
    <style:style style:name="T1" style:family="text">
      <style:text-properties style:font-name="Courier" style:font-name-asian="Courier" style:font-name-complex="Courier"/>
    </style:style>
    <style:style style:name="T2" style:family="text">
      <style:text-properties style:font-name="Century Gothic"/>
    </style:style>
    <style:style style:name="T3" style:family="text">
      <style:text-properties style:font-name="Arial"/>
    </style:style>
    <style:style style:name="T4" style:family="text">
      <style:text-properties style:font-name="Arial" fo:background-color="#ffff00"/>
    </style:style>
    <style:style style:name="T5" style:family="text">
      <style:text-properties fo:background-color="#ffff00"/>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tyle="normal" style:font-style-asian="normal" style:font-style-complex="normal"/>
    </style:style>
    <style:style style:name="T9" style:family="text">
      <style:text-properties style:text-position="sub 58%" style:font-name="Courier New"/>
    </style:style>
    <style:style style:name="T10" style:family="text">
      <style:text-properties style:text-position="sub 58%" style:font-name="Courier New" fo:font-style="normal" style:font-style-asian="normal" style:font-style-complex="normal"/>
    </style:style>
    <style:style style:name="T11"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BDPL Reference Manual</text:p>
      <text:p text:style-name="Subtitle">Aditi Rajoriya</text:p>
      <text:p text:style-name="Subtitle">Akshay Pundle</text:p>
      <text:p text:style-name="Subtitle">Bharadwaj Vellore</text:p>
      <text:p text:style-name="Subtitle">Preethi Naray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4">1Introduction<text:tab/>3</text:p>
          <text:p text:style-name="P14">2Lexical conventions<text:tab/>3</text:p>
          <text:p text:style-name="P15">2.1Comments<text:tab/>3</text:p>
          <text:p text:style-name="P15">2.2Identifiers<text:tab/>4</text:p>
          <text:p text:style-name="P15">2.3Keywords<text:tab/>4</text:p>
          <text:p text:style-name="P15">2.4Reserved Words<text:tab/>4</text:p>
          <text:p text:style-name="P15">2.5Constants<text:tab/>4</text:p>
          <text:p text:style-name="P16">2.5.1Decimal constants<text:tab/>4</text:p>
          <text:p text:style-name="P16">2.5.2Hexadecimal constants<text:tab/>4</text:p>
          <text:p text:style-name="P16">2.5.3Binary constants<text:tab/>4</text:p>
          <text:p text:style-name="P16">2.5.4Floating constants<text:tab/>4</text:p>
          <text:p text:style-name="P14">3Types<text:tab/>5</text:p>
          <text:p text:style-name="P15">3.1Basic Types<text:tab/>5</text:p>
          <text:p text:style-name="P15">3.2Arrays<text:tab/>5</text:p>
          <text:p text:style-name="P15">3.3Structures<text:tab/>6</text:p>
          <text:p text:style-name="P14">4Lvalues<text:tab/>7</text:p>
          <text:p text:style-name="P14">5Conversions<text:tab/>7</text:p>
          <text:p text:style-name="P14">6Expressions<text:tab/>9</text:p>
          <text:p text:style-name="P15">6.1Primary Expressions<text:tab/>10</text:p>
          <text:p text:style-name="P16">6.1.1Identifier<text:tab/>10</text:p>
          <text:p text:style-name="P16">6.1.2Numeric Constant<text:tab/>10</text:p>
          <text:p text:style-name="P16">6.1.3Parenthesized Expressions<text:tab/>10</text:p>
          <text:p text:style-name="P16">6.1.4Array expression<text:tab/>10</text:p>
          <text:p text:style-name="P16">6.1.5Dot Operator<text:tab/>10</text:p>
          <text:p text:style-name="P15">6.2Range Operator<text:tab/>10</text:p>
          <text:p text:style-name="P15">6.3Unary Operators<text:tab/>11</text:p>
          <text:p text:style-name="P15">6.4Multiplicative Operators<text:tab/>11</text:p>
          <text:p text:style-name="P15">6.5Additive Operators<text:tab/>11</text:p>
          <text:p text:style-name="P15">6.6Shift Operators<text:tab/>11</text:p>
          <text:p text:style-name="P15">6.7Comparison Operators<text:tab/>11</text:p>
          <text:p text:style-name="P16">6.7.1Greater than<text:tab/>11</text:p>
          <text:p text:style-name="P16">6.7.2Less than<text:tab/>11</text:p>
          <text:p text:style-name="P16">6.7.3Greater than or equal to<text:tab/>11</text:p>
          <text:p text:style-name="P16">6.7.4Less than or equal to<text:tab/>11</text:p>
          <text:p text:style-name="P15">6.8Equality Operators<text:tab/>11</text:p>
          <text:p text:style-name="P16">6.8.1Equal to<text:tab/>11</text:p>
          <text:p text:style-name="P16">6.8.2Not Equal to<text:tab/>11</text:p>
          <text:p text:style-name="P15">6.9Bitwise AND Operator<text:tab/>11</text:p>
          <text:p text:style-name="P15">6.10Bitwise XOR Operator<text:tab/>11</text:p>
          <text:p text:style-name="P15">6.11Bitwise OR Operator<text:tab/>12</text:p>
          <text:p text:style-name="P15">6.12Logical AND Operator<text:tab/>12</text:p>
          <text:p text:style-name="P15">6.13Logical OR Operator<text:tab/>12</text:p>
          <text:p text:style-name="P15">6.14Assignment Operator<text:tab/>12</text:p>
          <text:p text:style-name="P14">7Declarations<text:tab/>12</text:p>
          <text:p text:style-name="P15">7.1Type Specifiers<text:tab/>13</text:p>
          <text:p text:style-name="P15">7.2Array Types<text:tab/>14</text:p>
          <text:p text:style-name="P15">7.3Identifier Properties<text:tab/>14</text:p>
          <text:p text:style-name="P15"><text:soft-page-break/>7.4Valid Value Checks<text:tab/>14</text:p>
          <text:p text:style-name="P15">7.5Optional Field Checks<text:tab/>15</text:p>
          <text:p text:style-name="P14">8Statements<text:tab/>15</text:p>
          <text:p text:style-name="P15">8.1Expressions<text:tab/>15</text:p>
          <text:p text:style-name="P15">8.2Statement Blocks<text:tab/>15</text:p>
          <text:p text:style-name="P15">8.3Conditional Statements<text:tab/>16</text:p>
          <text:p text:style-name="P15">8.4For Loop<text:tab/>16</text:p>
          <text:p text:style-name="P15">8.5Continue<text:tab/>16</text:p>
          <text:p text:style-name="P15">8.6Break<text:tab/>16</text:p>
          <text:p text:style-name="P15">8.7Read<text:tab/>16</text:p>
          <text:p text:style-name="P15">8.8Write<text:tab/>16</text:p>
          <text:p text:style-name="P14">9Scope<text:tab/>16</text:p>
          <text:p text:style-name="P14">10Examples<text:tab/>16</text:p>
        </text:index-body>
      </text:table-of-content>
      <text:h text:style-name="Heading_20_1" text:outline-level="1">Introduction</text:h>
      <text:p text:style-name="P2">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2">Programming languages normally deal with file in only the ASCII or UNICODE formats. Each file is treated as a sequence of characters alpha-numeric and non-printable characters. However,binary files are not normally processed with ease by such languages. Existing languages that provide support to use system functions to read and write binary files only typically require the programmer to process raw data from memory buffers into which data is read into from the file.</text:p>
      <text:p text:style-name="P2">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1" text:outline-level="1">Lexical conventions</text:h>
      <text:p text:style-name="P1">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e constitute a token.</text:p>
      <text:h text:style-name="Heading_20_2" text:outline-level="2">Comments</text:h>
      <text:p text:style-name="My_20_body_20_text">Comments are always single-line only. The characters // begin a comment which terminates at the end of the <text:soft-page-break/>line.</text:p>
      <text:h text:style-name="Heading_20_2" text:outline-level="2">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2" text:outline-level="2">Keywords</text:h>
      <text:p text:style-name="My_20_body_20_text">The following identifiers are reserved for use as keywords and may not be used otherwise:</text:p>
      <text:p text:style-name="P5">bit<text:tab/><text:tab/><text:tab/>byte<text:tab/><text:tab/><text:tab/>struct<text:tab/><text:tab/><text:tab/>if</text:p>
      <text:p text:style-name="P5">else<text:tab/><text:tab/>for<text:tab/><text:tab/><text:tab/>valid<text:tab/><text:tab/><text:tab/><text:tab/>ok</text:p>
      <text:p text:style-name="P5">nok<text:tab/><text:tab/><text:tab/>optional<text:tab/><text:tab/>on<text:tab/><text:tab/><text:tab/><text:tab/>type</text:p>
      <text:p text:style-name="P5">read<text:tab/><text:tab/>write<text:tab/><text:tab/><text:tab/>fieldsize<text:tab/><text:tab/><text:tab/>this</text:p>
      <text:h text:style-name="Heading_20_2" text:outline-level="2">Reserved Words</text:h>
      <text:p text:style-name="My_20_body_20_text">The following strings are not identifiers in BDPL. However, they are reserved for future use as keywords and therefore, should not be used as identifiers in the language.</text:p>
      <text:p text:style-name="P5">uimsbf<text:tab/><text:tab/>imsbf<text:tab/><text:tab/><text:tab/>uilsbf<text:tab/><text:tab/><text:tab/>ilsbf</text:p>
      <text:h text:style-name="Heading_20_2" text:outline-level="2">Constants</text:h>
      <text:p text:style-name="My_20_body_20_text">There are these types of constants.</text:p>
      <text:h text:style-name="Heading_20_3" text:outline-level="3">Decimal constants</text:h>
      <text:p text:style-name="My_20_body_20_text">A decimal constant is any sequence of digits.</text:p>
      <text:h text:style-name="Heading_20_3" text:outline-level="3">Hexadecimal constants</text:h>
      <text:p text:style-name="My_20_body_20_text">A hexadecimal constant begins with the character sequences '0' 'x' or '0' 'X', and comprises any sequence of digits, lower case letters 'a' to 'f' and upper case letters 'A' to 'F' thereafter.</text:p>
      <text:h text:style-name="Heading_20_3" text:outline-level="3">Binary constants</text:h>
      <text:p text:style-name="My_20_body_20_text">A binary constant begins with the character sequences '0' 'b' or '0' 'B', and comprises any sequence of the binary digits '1' and '0' thereafter.</text:p>
      <text:h text:style-name="Heading_20_3" text:outline-level="3">Floating constants</text:h>
      <text:p text:style-name="My_20_body_20_text">A floating constant consists of an integer part, a decimal point, a fraction part, an <text:span text:style-name="T1">e</text:span>, and an optionally signed <text:soft-page-break/>integer exponent. The integer and fraction parts both consist of a sequence of digits. Either the integer part or the fraction part (not both) may be missing; either the decimal point or the <text:span text:style-name="T1">e </text:span>and the exponent (not both) may be missing.</text:p>
      <text:h text:style-name="Heading_20_1" text:outline-level="1">Types</text:h>
      <text:p text:style-name="My_20_body_20_text">Every BDPL identifier has a 'type' which determines the meaning of the value stored in the identifier's storage.</text:p>
      <text:h text:style-name="Heading_20_2" text:outline-level="2">Basic Types</text:h>
      <text:p text:style-name="My_20_body_20_text">There are these basic types in BDPL:</text:p>
      <text:p text:style-name="My_20_body_20_text"><text:tab/><text:span text:style-name="T6">bit</text:span> is a single bit of data</text:p>
      <text:p text:style-name="My_20_body_20_text"><text:tab/><text:span text:style-name="T6">byte</text:span> is a sequence of 8 bits</text:p>
      <text:p text:style-name="My_20_body_20_text"><text:tab/><text:span text:style-name="T6">int</text:span> is a 32 bit integer represented in a 2's complement form</text:p>
      <text:p text:style-name="My_20_body_20_text"><text:tab/><text:span text:style-name="T6">double</text:span><text:span text:style-name="T3"> &lt;</text:span><text:span text:style-name="T4">TBD</text:span><text:span text:style-name="T3">&gt;</text:span></text:p>
      <text:p text:style-name="My_20_body_20_text"><text:span text:style-name="T2"><text:tab/></text:span><text:span text:style-name="T6">float</text:span><text:span text:style-name="T2"> </text:span>&lt;<text:span text:style-name="T5">TBD</text:span>&gt;</text:p>
      <text:p text:style-name="My_20_body_20_text">More types can be derived from these basic types using the following constructs:</text:p>
      <text:p text:style-name="My_20_body_20_text"><text:tab/><text:span text:style-name="T6">arrays</text:span>, which are sequences of elements of the same type</text:p>
      <text:p text:style-name="My_20_body_20_text"><text:tab/><text:span text:style-name="T6">structures</text:span>, which contain elements of various types</text:p>
      <text:h text:style-name="Heading_20_2" text:outline-level="2"><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f the array (or equivalently, an element at a distance 0 from the start of the array). If A is of a basic type <text:span text:style-name="T5">or a structure that comprises only basic types</text:span><text:span text:style-name="T5"><office:annotation><dc:creator>VRB</dc:creator><dc:date>2007-10-16T00:00:00</dc:date><text:p>I think this is not accurate. The first comment should only talk about basic types.</text:p><text:p>---- VRB, 10/16/2007, 20:07 ----</text:p><text:p/></office:annotation></text:span>, then the <text:span text:style-name="T5">size of each element can be determined at compile time and we can deduce the exact bit offset relative to the start if the array where where A[i] will exist</text:span><text:span text:style-name="T5"><office:annotation><dc:creator>VRB</dc:creator><dc:date>2007-10-16T00:00:00</dc:date><text:p>Is this relevant? I think we should only mention that the size of all the elements will be the same. This should be used to contrast with the array of structures, where elements could be of different sizes.</text:p><text:p>---- VRB, 10/16/2007, 20:11 ----</text:p><text:p/></office:annotation></text:span>.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P5">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text:soft-page-break/>BDPL allows addressing elements at multiple offsets from the array at once. This is possible if the index element of the array is one of a comma-separated list of indices, a range of indices or a comma-separated list of ranges of indices. When the index is specified as above, the expression represents a bit-sequence which is the concatenation of all the indexed elements taken in the listed order. Essentially, this allows the application to access disjointed bit-sequences as a contiguous set of bits. The examples below illustrate this clearly.</text:p>
      <text:p text:style-name="My_20_body_20_text">The statement</text:p>
      <text:p text:style-name="My_20_body_20_text"><text:tab/><text:span text:style-name="T6">b=A[3,5,7];</text:span></text:p>
      <text:p text:style-name="My_20_body_20_text">assigns to <text:span text:style-name="T6">b</text:span> the bot-sequence formed from the concatenation of the bit-sequences of array elements <text:span text:style-name="T6">A[3], A[5]</text:span> and <text:span text:style-name="T6">A[7]</text:span>. </text:p>
      <text:p text:style-name="My_20_body_20_text"><text:span text:style-name="T6">A[1,3..5,2,9..8]</text:span> represents the bit-sequence <text:span text:style-name="T6">A[1]A[3]A[4]A[5]A[2]A[9]A[8]</text:span>.</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P5">byte[*] ar1; </text:p>
      <text:p text:style-name="My_20_body_20_text">defines the array <text:span text:style-name="T6">ar1</text:span> whose size will be determined at run time.</text:p>
      <text:p text:style-name="My_20_body_20_text">When an array appears without an index (or a set of indices), it is assumed that the complete bit-sequence of the array is addressed. For instance, <text:span text:style-name="T6">A = 0</text:span> sets the numerical value represented by the entire array of elements taken together to 0. Only one dimensional arrays are permitted</text:p>
      <text:h text:style-name="Heading_20_2" text:outline-level="2"><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byte-by-byte the sequence of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P5">struct a</text:p>
      <text:p text:style-name="P5">{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P5"><text:soft-page-break/>struct A</text:p>
      <text:p text:style-name="P5">{</text:p>
      <text:p text:style-name="P5"><text:tab/>int a;</text:p>
      <text:p text:style-name="P5"><text:tab/>byte[10] b;</text:p>
      <text:p text:style-name="P5">}_A;</text:p>
      <text:p text:style-name="My_20_body_20_text">is different from</text:p>
      <text:p text:style-name="P5">struct A</text:p>
      <text:p text:style-name="P5">{</text:p>
      <text:p text:style-name="P5"><text:tab/>byte[10] b;</text:p>
      <text:p text:style-name="P5"><text:tab/>int a;</text:p>
      <text:p text:style-name="P5">}_A;</text:p>
      <text:p text:style-name="My_20_body_20_text">Every element of the struct is addressable by name. The name of the structure must be different from the names of its constituent elements. Elements of a structure are referenced using the '.' operator. For instance, the expression <text:span text:style-name="T6">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 <text:span text:style-name="T5">The struct may be visualized as a tree</text:span><text:span text:style-name="T5"><office:annotation><dc:creator>VRB</dc:creator><dc:date>2007-10-17T00:00:00</dc:date><text:p>Do we need this?</text:p><text:p>---- VRB, 10/17/2007, 03:06 ----</text:p><text:p/></office:annotation></text:span>.</text:p>
      <text:h text:style-name="Heading_20_1" text:outline-level="1">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1" text:outline-level="1">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21">All types other than bit[], byte[] and struct are regarded as types that possibly carry numeric values. Hence in all conversions involving these types, a best attempt is made to maintain the numeric value following conversion.</text:p>
        </text:list-item>
        <text:list-item>
          <text:p text:style-name="P21"><text:soft-page-break/>Bit-Order: In an array of bits, the left-most bit (index 0) is regarded as the most significant when all bits are taken together.</text:p>
        </text:list-item>
        <text:list-item>
          <text:p text:style-name="P21">Endian-ness: In an array of bytes, the byte at index 0 is regarded as least significant when all bytes are taken together.</text:p>
        </text:list-item>
        <text:list-item>
          <text:p text:style-name="P21">In an assignment expression, the type of the lvalue is held sacrosanct and the type of the right hand side is converted to the type of the left-hand side as per the type conversion table.</text:p>
        </text:list-item>
        <text:list-item>
          <text:p text:style-name="P21">Float and double types are not regarded as raw bit-sequences. Hence,</text:p>
          <text:list>
            <text:list-item>
              <text:p text:style-name="P21">when converting from the floating point domain to the bit-sequence domain, the floating point number is first converted to a 32-bit integer. The rules from the conversion table are then applied to convert the integer to the desired type. The exceptions to this are conversions to bit array and byte array types.</text:p>
            </text:list-item>
            <text:list-item>
              <text:p text:style-name="P21">when converting from the bit-sequence domain to the floating point domain, rules from the conversion table are applied to convert the bit-sequence to a 32-bit integer. This integer is then cast to its floating point equivalent.</text:p>
            </text:list-item>
          </text:list>
        </text:list-item>
        <text:list-item>
          <text:p text:style-name="P21">When converting a bit-sequence to an array of undefined size, with the with the whole <text:s/>array taken at once,</text:p>
          <text:list>
            <text:list-item>
              <text:p text:style-name="P21">the size of the array is taken to be the fieldsize if specified</text:p>
            </text:list-item>
            <text:list-item>
              <text:p text:style-name="P21">the size of the array is taken to be the size of the right-hand size expression rounded upwards to be a multiple of the size of the basic type from which the array is formed.</text:p>
            </text:list-item>
          </text:list>
        </text:list-item>
        <text:list-item>
          <text:p text:style-name="P21">Expanding: When converting a bit-sequence to one of a larger size, the bit sequence is copied at the least-significant end of the target sequence, and sign-extension rules are applied if required.</text:p>
        </text:list-item>
        <text:list-item>
          <text:p text:style-name="P21">Truncating: When converting a bit-sequence to one of a smaller size, the bit sequence is truncated to the required size by retaining the least significant end and chopping of the most significant bits that cannot be accommodated.</text:p>
        </text:list-item>
        <text:list-item>
          <text:p text:style-name="P21">Sign extension is performed only when both the type from which conversion is being done and the type to which conversion is being done are signed.</text:p>
        </text:list-item>
        <text:list-item>
          <text:p text:style-name="P21">&lt;TBD&gt; Add a clause to define when * makes an array infinite size and when it is 0 size. Example bit[*] = bit[*]</text:p>
        </text:list-item>
      </text:list>
      <table:table table:name="Table1" table:style-name="Table1">
        <table:table-column table:style-name="Table1.A" table:number-columns-repeated="10"/>
        <text:soft-page-break/>
        <table:table-row>
          <table:table-cell table:style-name="Table1.A1" table:number-rows-spanned="2" table:number-columns-spanned="2" office:value-type="string">
            <text:p text:style-name="P10"/>
          </table:table-cell>
          <table:covered-table-cell/>
          <table:table-cell table:style-name="Table1.A1" table:number-columns-spanned="8" office:value-type="string">
            <text:p text:style-name="P12">FROM</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1.C2" office:value-type="string">
            <text:p text:style-name="P11">bit</text:p>
          </table:table-cell>
          <table:table-cell table:style-name="Table1.C2" office:value-type="string">
            <text:p text:style-name="P11">byte</text:p>
          </table:table-cell>
          <table:table-cell table:style-name="Table1.C2" office:value-type="string">
            <text:p text:style-name="P11">int</text:p>
          </table:table-cell>
          <table:table-cell table:style-name="Table1.C2" office:value-type="string">
            <text:p text:style-name="P11">float</text:p>
          </table:table-cell>
          <table:table-cell table:style-name="Table1.C2" office:value-type="string">
            <text:p text:style-name="P11">double</text:p>
          </table:table-cell>
          <table:table-cell table:style-name="Table1.C2" office:value-type="string">
            <text:p text:style-name="P11">bit[]</text:p>
          </table:table-cell>
          <table:table-cell table:style-name="Table1.C2" office:value-type="string">
            <text:p text:style-name="P11">byte[]</text:p>
          </table:table-cell>
          <table:table-cell table:style-name="Table1.J2" office:value-type="string">
            <text:p text:style-name="P11">struct</text:p>
          </table:table-cell>
        </table:table-row>
        <table:table-row>
          <table:table-cell table:style-name="Table1.A3" table:number-rows-spanned="8" office:value-type="string">
            <text:p text:style-name="P12">TO</text:p>
          </table:table-cell>
          <table:table-cell table:style-name="Table1.C2" office:value-type="string">
            <text:p text:style-name="P11">bit</text:p>
          </table:table-cell>
          <table:table-cell table:style-name="Table1.C3" office:value-type="string">
            <text:p text:style-name="P11">Copy bit</text:p>
          </table:table-cell>
          <table:table-cell table:style-name="Table1.C3" office:value-type="string">
            <text:p text:style-name="P11">Copy LSb</text:p>
          </table:table-cell>
          <table:table-cell table:style-name="Table1.C3" office:value-type="string">
            <text:p text:style-name="P11">Copy LSb</text:p>
          </table:table-cell>
          <table:table-cell table:style-name="Table1.C3" office:value-type="string">
            <text:p text:style-name="P11">float-&gt;int</text:p>
            <text:p text:style-name="P11">int-&gt;bit</text:p>
          </table:table-cell>
          <table:table-cell table:style-name="Table1.C3" office:value-type="string">
            <text:p text:style-name="P11">double -&gt;int</text:p>
            <text:p text:style-name="P11">int-&gt;bit</text:p>
          </table:table-cell>
          <table:table-cell table:style-name="Table1.C3" office:value-type="string">
            <text:p text:style-name="P11">Copy LSb</text:p>
          </table:table-cell>
          <table:table-cell table:style-name="Table1.C3" office:value-type="string">
            <text:p text:style-name="P11">Copy LSb of byte[0]</text:p>
          </table:table-cell>
          <table:table-cell table:style-name="Table1.A1" office:value-type="string">
            <text:p text:style-name="P11">Copy next bit</text:p>
          </table:table-cell>
        </table:table-row>
        <table:table-row>
          <table:covered-table-cell/>
          <table:table-cell table:style-name="Table1.C2" office:value-type="string">
            <text:p text:style-name="P11">byte</text:p>
          </table:table-cell>
          <table:table-cell table:style-name="Table1.C2" office:value-type="string">
            <text:p text:style-name="P11">Copy bit to LSb, NSE</text:p>
          </table:table-cell>
          <table:table-cell table:style-name="Table1.C2" office:value-type="string">
            <text:p text:style-name="P11">Copy byte</text:p>
          </table:table-cell>
          <table:table-cell table:style-name="Table1.C2" office:value-type="string">
            <text:p text:style-name="P11">Copy LSB</text:p>
          </table:table-cell>
          <table:table-cell table:style-name="Table1.C2" office:value-type="string">
            <text:p text:style-name="P11">float-&gt;int</text:p>
            <text:p text:style-name="P11">int-&gt;byte</text:p>
          </table:table-cell>
          <table:table-cell table:style-name="Table1.C2" office:value-type="string">
            <text:p text:style-name="P11">double -&gt; int</text:p>
            <text:p text:style-name="P11">int -&gt; byte</text:p>
          </table:table-cell>
          <table:table-cell table:style-name="Table1.C2" office:value-type="string">
            <text:p text:style-name="P11">Copy 8 LSb, T, *, NSE</text:p>
          </table:table-cell>
          <table:table-cell table:style-name="Table1.C2" office:value-type="string">
            <text:p text:style-name="P11">Copy LSB, *</text:p>
          </table:table-cell>
          <table:table-cell table:style-name="Table1.J2" office:value-type="string">
            <text:p text:style-name="P11">Copy next byte</text:p>
          </table:table-cell>
        </table:table-row>
        <table:table-row>
          <table:covered-table-cell/>
          <table:table-cell table:style-name="Table1.C2" office:value-type="string">
            <text:p text:style-name="P11">int</text:p>
          </table:table-cell>
          <table:table-cell table:style-name="Table1.C2" office:value-type="string">
            <text:p text:style-name="P11">Copy bit to LSb, NSE</text:p>
          </table:table-cell>
          <table:table-cell table:style-name="Table1.C2" office:value-type="string">
            <text:p text:style-name="P11">Copy byte, SE</text:p>
          </table:table-cell>
          <table:table-cell table:style-name="Table1.C2" office:value-type="string">
            <text:p text:style-name="P11">Copy bytes</text:p>
          </table:table-cell>
          <table:table-cell table:style-name="Table1.C2" office:value-type="string">
            <text:p text:style-name="P11">C-style</text:p>
          </table:table-cell>
          <table:table-cell table:style-name="Table1.C2" office:value-type="string">
            <text:p text:style-name="P11">C-style</text:p>
          </table:table-cell>
          <table:table-cell table:style-name="Table1.C2" office:value-type="string">
            <text:p text:style-name="P11">Copy 32 LSb, T, *, <text:span text:style-name="T5">E</text:span>, NSE</text:p>
          </table:table-cell>
          <table:table-cell table:style-name="Table1.C2" office:value-type="string">
            <text:p text:style-name="P11">Copy 4 LSB, T, *, E, NSE</text:p>
          </table:table-cell>
          <table:table-cell table:style-name="Table1.J2" office:value-type="string">
            <text:p text:style-name="P11">Copy next 4 bytes, T, E</text:p>
          </table:table-cell>
        </table:table-row>
        <table:table-row>
          <table:covered-table-cell/>
          <table:table-cell table:style-name="Table1.C2" office:value-type="string">
            <text:p text:style-name="P11">float</text:p>
          </table:table-cell>
          <table:table-cell table:style-name="Table1.C2" office:value-type="string">
            <text:p text:style-name="P11">bit-&gt;int</text:p>
            <text:p text:style-name="P11">int-&gt;float</text:p>
          </table:table-cell>
          <table:table-cell table:style-name="Table1.C2" office:value-type="string">
            <text:p text:style-name="P11">byte-&gt;int</text:p>
            <text:p text:style-name="P11">int-&gt;float</text:p>
          </table:table-cell>
          <table:table-cell table:style-name="Table1.C2" office:value-type="string">
            <text:p text:style-name="P11">C-style</text:p>
          </table:table-cell>
          <table:table-cell table:style-name="Table1.C2" office:value-type="string">
            <text:p text:style-name="P11">Copy bytes</text:p>
          </table:table-cell>
          <table:table-cell table:style-name="Table1.C2" office:value-type="string">
            <text:p text:style-name="P11">C-style</text:p>
          </table:table-cell>
          <table:table-cell table:style-name="Table1.C2" office:value-type="string">
            <text:p text:style-name="P11">Copy 32 LSb, T, *</text:p>
          </table:table-cell>
          <table:table-cell table:style-name="Table1.C2" office:value-type="string">
            <text:p text:style-name="P13">Copy 4 LSB, T, *</text:p>
          </table:table-cell>
          <table:table-cell table:style-name="Table1.J2" office:value-type="string">
            <text:p text:style-name="P11">struct -&gt; int</text:p>
            <text:p text:style-name="P11">int -&gt; float</text:p>
          </table:table-cell>
        </table:table-row>
        <table:table-row>
          <table:covered-table-cell/>
          <table:table-cell table:style-name="Table1.C2" office:value-type="string">
            <text:p text:style-name="P11">double</text:p>
          </table:table-cell>
          <table:table-cell table:style-name="Table1.C2" office:value-type="string">
            <text:p text:style-name="P11">bit-&gt;int</text:p>
            <text:p text:style-name="P11">int -&gt;double</text:p>
          </table:table-cell>
          <table:table-cell table:style-name="Table1.C2" office:value-type="string">
            <text:p text:style-name="P11">byte-&gt;int</text:p>
            <text:p text:style-name="P11">int -&gt; double</text:p>
          </table:table-cell>
          <table:table-cell table:style-name="Table1.C2" office:value-type="string">
            <text:p text:style-name="P11">C-style</text:p>
          </table:table-cell>
          <table:table-cell table:style-name="Table1.C2" office:value-type="string">
            <text:p text:style-name="P11">C-style</text:p>
          </table:table-cell>
          <table:table-cell table:style-name="Table1.C2" office:value-type="string">
            <text:p text:style-name="P11">Copy bytes</text:p>
          </table:table-cell>
          <table:table-cell table:style-name="Table1.C2" office:value-type="string">
            <text:p text:style-name="P11">Copy 64 LSb, T, *</text:p>
          </table:table-cell>
          <table:table-cell table:style-name="Table1.C2" office:value-type="string">
            <text:p text:style-name="P13">Copy <text:s/>8 LSB, T, *</text:p>
          </table:table-cell>
          <table:table-cell table:style-name="Table1.J2" office:value-type="string">
            <text:p text:style-name="P11">struct -&gt; int</text:p>
            <text:p text:style-name="P11">int -&gt; double</text:p>
          </table:table-cell>
        </table:table-row>
        <table:table-row>
          <table:covered-table-cell/>
          <table:table-cell table:style-name="Table1.C2" office:value-type="string">
            <text:p text:style-name="P11">bit[]</text:p>
          </table:table-cell>
          <table:table-cell table:style-name="Table1.C2" office:value-type="string">
            <text:p text:style-name="P11">Copy bit to LSb, *</text:p>
          </table:table-cell>
          <table:table-cell table:style-name="Table1.C2" office:value-type="string">
            <text:p text:style-name="P11">Copy to LSB, T, *</text:p>
          </table:table-cell>
          <table:table-cell table:style-name="Table1.C2" office:value-type="string">
            <text:p text:style-name="P11">Copy to 32 LSb, T, *, <text:span text:style-name="T5">E</text:span> </text:p>
          </table:table-cell>
          <table:table-cell table:style-name="Table1.C2" office:value-type="string">
            <text:p text:style-name="P11">Copy to 32 LSb, T, *</text:p>
          </table:table-cell>
          <table:table-cell table:style-name="Table1.C2" office:value-type="string">
            <text:p text:style-name="P11">Copy to 64 LSb, T, *</text:p>
          </table:table-cell>
          <table:table-cell table:style-name="Table1.C2" office:value-type="string">
            <text:p text:style-name="P11">Copy LSb to LSb, T, *, NSE</text:p>
          </table:table-cell>
          <table:table-cell table:style-name="Table1.C2" office:value-type="string">
            <text:p text:style-name="P11">Copy LSb to LSb, T, *, NSE</text:p>
          </table:table-cell>
          <table:table-cell table:style-name="Table1.J2" office:value-type="string">
            <text:p text:style-name="P11">Copy next bits, *</text:p>
          </table:table-cell>
        </table:table-row>
        <table:table-row>
          <table:covered-table-cell/>
          <table:table-cell table:style-name="Table1.C2" office:value-type="string">
            <text:p text:style-name="P11">byte[]</text:p>
          </table:table-cell>
          <table:table-cell table:style-name="Table1.C2" office:value-type="string">
            <text:p text:style-name="P11">Copy bit to LSb of byte[0]</text:p>
          </table:table-cell>
          <table:table-cell table:style-name="Table1.C2" office:value-type="string">
            <text:p text:style-name="P11">Copy to LSB, *</text:p>
          </table:table-cell>
          <table:table-cell table:style-name="Table1.C2" office:value-type="string">
            <text:p text:style-name="P11">Copy to 4 LSB, T, E, *</text:p>
          </table:table-cell>
          <table:table-cell table:style-name="Table1.C2" office:value-type="string">
            <text:p text:style-name="P11">Copy to 4 LSB, T, *</text:p>
          </table:table-cell>
          <table:table-cell table:style-name="Table1.C2" office:value-type="string">
            <text:p text:style-name="P11">Copy to 8 LSB, T, *</text:p>
          </table:table-cell>
          <table:table-cell table:style-name="Table1.C2" office:value-type="string">
            <text:p text:style-name="P11">Copy LSb to LSB, T, *, NSE</text:p>
          </table:table-cell>
          <table:table-cell table:style-name="Table1.C2" office:value-type="string">
            <text:p text:style-name="P11">Copy LSB to LSB, T, *</text:p>
          </table:table-cell>
          <table:table-cell table:style-name="Table1.J2" office:value-type="string">
            <text:p text:style-name="P11">Copy next bytes, *</text:p>
          </table:table-cell>
        </table:table-row>
        <table:table-row>
          <table:covered-table-cell/>
          <table:table-cell table:style-name="Table1.C2" office:value-type="string">
            <text:p text:style-name="P11">struct</text:p>
          </table:table-cell>
          <table:table-cell table:style-name="Table1.C2" office:value-type="string">
            <text:p text:style-name="P11">Error</text:p>
          </table:table-cell>
          <table:table-cell table:style-name="Table1.C2" office:value-type="string">
            <text:p text:style-name="P11">Error</text:p>
          </table:table-cell>
          <table:table-cell table:style-name="Table1.C2" office:value-type="string">
            <text:p text:style-name="P11">Error</text:p>
          </table:table-cell>
          <table:table-cell table:style-name="Table1.C2" office:value-type="string">
            <text:p text:style-name="P11">Error</text:p>
          </table:table-cell>
          <table:table-cell table:style-name="Table1.C2" office:value-type="string">
            <text:p text:style-name="P11">Error</text:p>
          </table:table-cell>
          <table:table-cell table:style-name="Table1.C2" office:value-type="string">
            <text:p text:style-name="P11">Copy bits, *</text:p>
          </table:table-cell>
          <table:table-cell table:style-name="Table1.C2" office:value-type="string">
            <text:p text:style-name="P11">Copy bits, *</text:p>
          </table:table-cell>
          <table:table-cell table:style-name="Table1.J2" office:value-type="string">
            <text:p text:style-name="P11">Type cast</text:p>
          </table: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8">Notation</text:p>
          </table:table-cell>
          <table:table-cell table:style-name="Table2.B1" office:value-type="string">
            <text:p text:style-name="P18">Meaning</text:p>
          </table:table-cell>
        </table:table-row>
        <table:table-row>
          <table:table-cell table:style-name="Table2.A2" office:value-type="string">
            <text:p text:style-name="P10">LSb</text:p>
          </table:table-cell>
          <table:table-cell table:style-name="Table2.B2" office:value-type="string">
            <text:p text:style-name="P10">Least Significant Bit</text:p>
          </table:table-cell>
        </table:table-row>
        <table:table-row>
          <table:table-cell table:style-name="Table2.A2" office:value-type="string">
            <text:p text:style-name="P10">LSB</text:p>
          </table:table-cell>
          <table:table-cell table:style-name="Table2.B2" office:value-type="string">
            <text:p text:style-name="P10">Least Significant Byte</text:p>
          </table:table-cell>
        </table:table-row>
        <table:table-row>
          <table:table-cell table:style-name="Table2.A2" office:value-type="string">
            <text:p text:style-name="P10">NSE</text:p>
          </table:table-cell>
          <table:table-cell table:style-name="Table2.B2" office:value-type="string">
            <text:p text:style-name="P10">No Sign Extension</text:p>
          </table:table-cell>
        </table:table-row>
        <table:table-row>
          <table:table-cell table:style-name="Table2.A2" office:value-type="string">
            <text:p text:style-name="P10">SE</text:p>
          </table:table-cell>
          <table:table-cell table:style-name="Table2.B2" office:value-type="string">
            <text:p text:style-name="P10">Sign Extension as per rules for extension</text:p>
          </table:table-cell>
        </table:table-row>
        <table:table-row>
          <table:table-cell table:style-name="Table2.A2" office:value-type="string">
            <text:p text:style-name="P10">*</text:p>
          </table:table-cell>
          <table:table-cell table:style-name="Table2.B2" office:value-type="string">
            <text:p text:style-name="P10">Follow rules for handling arrays of undefined size</text:p>
          </table:table-cell>
        </table:table-row>
        <table:table-row>
          <table:table-cell table:style-name="Table2.A2" office:value-type="string">
            <text:p text:style-name="P10">T</text:p>
          </table:table-cell>
          <table:table-cell table:style-name="Table2.B2" office:value-type="string">
            <text:p text:style-name="P10">Follow rules for truncation and expansion</text:p>
          </table:table-cell>
        </table:table-row>
        <table:table-row>
          <table:table-cell table:style-name="Table2.A2" office:value-type="string">
            <text:p text:style-name="P10">E</text:p>
          </table:table-cell>
          <table:table-cell table:style-name="Table2.B2" office:value-type="string">
            <text:p text:style-name="P10">Follow rules for endian-ness</text:p>
          </table:table-cell>
        </table:table-row>
      </table:table>
      <text:p text:style-name="My_20_body_20_text"/>
      <text:h text:style-name="Heading_20_1" text:outline-level="1">Expressions</text:h>
      <text:p text:style-name="My_20_body_20_text">Expressions are ordered by precedence starting from the highest precedence.</text:p>
      <text:h text:style-name="Heading_20_2" text:outline-level="2"><text:soft-page-break/>Primary Expressions</text:h>
      <text:h text:style-name="Heading_20_3" text:outline-level="3">Identifier</text:h>
      <text:p text:style-name="P5">primary-expr: identifier</text:p>
      <text:p text:style-name="My_20_body_20_text">An identifier is a primary expression. Each identifier must be declared to be of a basic or defined type.</text:p>
      <text:h text:style-name="Heading_20_3" text:outline-level="3">Numeric Constant</text:h>
      <text:p text:style-name="My_20_body_20_text">A numeric constant may be an decimal, binary or hexadecimal number.</text:p>
      <text:h text:style-name="Heading_20_3" text:outline-level="3">Parenthesized Expressions</text:h>
      <text:p text:style-name="P5">expr: (expr)</text:p>
      <text:p text:style-name="My_20_body_20_text">A parenthesized expression is a primary expression whose type and value are identical to those of the unadorned expression. The presence of parentheses does not affect whether the expression is an lvalue.</text:p>
      <text:h text:style-name="Heading_20_3" text:outline-level="3">Array expression</text:h>
      <text:p text:style-name="P19">expr: <text:tab/>primary-expr[expr]</text:p>
      <text:p text:style-name="P5"><text:tab/><text:tab/>primary-expr[expr-list]</text:p>
      <text:p text:style-name="P5">expr-list: <text:tab/>expr</text:p>
      <text:p text:style-name="P5"><text:tab/><text:tab/><text:tab/>expr,expr-list</text:p>
      <text:p text:style-name="P8">An array expression is also an expression. The methods of indexing the elements of the array is already detailed in section <text:bookmark-ref text:reference-format="chapter" text:ref-name="Arrays">3.2</text:bookmark-ref>.</text:p>
      <text:h text:style-name="Heading_20_3" text:outline-level="3">Dot Operator</text:h>
      <text:p text:style-name="P5">primary-expr: primary-expr.member</text:p>
      <text:p text:style-name="P8">A primary expression followed by a dot followed by the name of the member of a structure is a primary expression. The element <text:span text:style-name="T6">member</text:span> must be defined to be a field within the structure which is being referenced.</text:p>
      <text:h text:style-name="Heading_20_2" text:outline-level="2">Range Operator</text:h>
      <text:p text:style-name="P5">range: expr..expr</text:p>
      <text:p text:style-name="P8">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2" text:outline-level="2"><text:soft-page-break/>Unary Operators</text:h>
      <text:h text:style-name="Heading_20_2" text:outline-level="2">Multiplicative Operators</text:h>
      <text:h text:style-name="Heading_20_2" text:outline-level="2">Additive Operators</text:h>
      <text:h text:style-name="Heading_20_2" text:outline-level="2">Shift Operators</text:h>
      <text:h text:style-name="Heading_20_2" text:outline-level="2">Comparison Operators</text:h>
      <text:h text:style-name="Heading_20_3" text:outline-level="3">Greater than</text:h>
      <text:h text:style-name="Heading_20_3" text:outline-level="3">Less than</text:h>
      <text:h text:style-name="Heading_20_3" text:outline-level="3">Greater than or equal to</text:h>
      <text:h text:style-name="Heading_20_3" text:outline-level="3">Less than or equal to</text:h>
      <text:h text:style-name="Heading_20_2" text:outline-level="2">Equality Operators</text:h>
      <text:h text:style-name="Heading_20_3" text:outline-level="3">Equal to</text:h>
      <text:h text:style-name="Heading_20_3" text:outline-level="3">Not Equal to</text:h>
      <text:h text:style-name="Heading_20_2" text:outline-level="2">Bitwise AND Operator</text:h>
      <text:p text:style-name="P5">expr: expr &amp; expr</text:p>
      <text:p text:style-name="My_20_body_20_text">Associativity: Left to right</text:p>
      <text:p text:style-name="My_20_body_20_text">The <text:span text:style-name="T6">&amp;</text:span> operator performs a bitwise logical 'and' or of the operands. The operands are not required to be of the same type. <text:s/>However, both operands are required to be of a basic type and must have equal lengths in bits.</text:p>
      <text:h text:style-name="Heading_20_2" text:outline-level="2">Bitwise XOR Operator</text:h>
      <text:p text:style-name="P5">expr: expr ^ expr</text:p>
      <text:p text:style-name="My_20_body_20_text">Associativity: Left to right</text:p>
      <text:p text:style-name="My_20_body_20_text">The <text:span text:style-name="T6">^</text:span> operator performs a bitwise 'exclusive or' of the operands. The operands are not required to be of the same type. <text:s/>However, both operands are required to be of a basic type and must have equal lengths in bits.</text:p>
      <text:h text:style-name="Heading_20_2" text:outline-level="2"><text:soft-page-break/>Bitwise OR Operator</text:h>
      <text:p text:style-name="P5">expr: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2" text:outline-level="2">Logical AND Operator</text:h>
      <text:p text:style-name="P5">expr: expr &amp;&amp; expr</text:p>
      <text:p text:style-name="My_20_body_20_text">Associativity: Left to right</text:p>
      <text:p text:style-name="My_20_body_20_text">The <text:span text:style-name="T6">&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2" text:outline-level="2">Logical OR Operator</text:h>
      <text:p text:style-name="P5">expr: expr || expr</text:p>
      <text:p text:style-name="My_20_body_20_text">Associativity: Left to right</text:p>
      <text:p text:style-name="My_20_body_20_text">The <text:span text:style-name="T6">||</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2" text:outline-level="2">Assignment Operator</text:h>
      <text:h text:style-name="Heading_20_1" text:outline-level="1">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3"><text:tab/><text:span text:style-name="T6">declaration:</text:span></text:p>
      <text:p text:style-name="P3"><text:tab/><text:tab/><text:span text:style-name="T6">type-specifier array</text:span><text:span text:style-name="T9">opt</text:span><text:span text:style-name="T6"> declarator-list valid-check</text:span><text:span text:style-name="T9">opt</text:span><text:span text:style-name="T6"> optional-check</text:span><text:span text:style-name="T9">opt</text:span><text:span text:style-name="T6">;</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text:soft-page-break/>not appear within a statement-block.</text:p>
      <text:p text:style-name="P3">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P3"><text:tab/><text:span text:style-name="T6">declarator-list:</text:span></text:p>
      <text:p text:style-name="P3"><text:tab/><text:tab/><text:span text:style-name="T6">declarator</text:span></text:p>
      <text:p text:style-name="P3"><text:tab/><text:tab/><text:span text:style-name="T6">declarator, declarator-list</text:span></text:p>
      <text:p text:style-name="P17"><text:tab/><text:span text:style-name="T7">declarator:</text:span></text:p>
      <text:p text:style-name="P3"><text:tab/><text:tab/><text:span text:style-name="T6">identifier initializer</text:span><text:span text:style-name="T9">opt</text:span><text:span text:style-name="T6"> fieldsize</text:span><text:span text:style-name="T9">opt</text:span></text:p>
      <text:p text:style-name="P3"><text:tab/><text:tab/>(<text:span text:style-name="T6">declarator)</text:span></text:p>
      <text:h text:style-name="Heading_20_2" text:outline-level="2">Type Specifiers</text:h>
      <text:p text:style-name="My_20_body_20_text">The type specifier for a declaration may be any of the basic types available in BDPL, a structure definition, or a reference to a structure that is completely defined earlier in the BDPL source file.</text:p>
      <text:p text:style-name="My_20_body_20_text"><text:span text:style-name="T11"><text:tab/></text:span><text:span text:style-name="T8">type-specifiers:</text:span></text:p>
      <text:p text:style-name="P20"><text:tab/><text:tab/>int</text:p>
      <text:p text:style-name="P20"><text:tab/><text:tab/>bit</text:p>
      <text:p text:style-name="P20"><text:tab/><text:tab/>byte</text:p>
      <text:p text:style-name="P20"><text:tab/><text:tab/>float</text:p>
      <text:p text:style-name="P20"><text:tab/><text:tab/>double</text:p>
      <text:p text:style-name="P20"><text:tab/><text:tab/>struct-defn</text:p>
      <text:p text:style-name="P20"><text:tab/><text:tab/>struct-type</text:p>
      <text:p text:style-name="P20"><text:tab/>struct-defn:</text:p>
      <text:p text:style-name="P20"><text:tab/><text:tab/>struct name {declarations}</text:p>
      <text:p text:style-name="P20"><text:tab/>name:</text:p>
      <text:p text:style-name="P20"><text:tab/><text:tab/>identifier</text:p>
      <text:p text:style-name="P20"><text:tab/>struct-type:</text:p>
      <text:p text:style-name="P20"><text:tab/><text:tab/>type struct name</text:p>
      <text:p text:style-name="P20"><text:tab/>declarations:</text:p>
      <text:p text:style-name="P20"><text:tab/><text:tab/>declaration</text:p>
      <text:p text:style-name="P20"><text:soft-page-break/><text:tab/><text:tab/>declaration declarations</text:p>
      <text:p text:style-name="P9">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3</text:bookmark-ref>. The struct-type construct must be employed when creating elements of a struct which has previously been defined. The name must be of a struct defined earlier.</text:p>
      <text:h text:style-name="Heading_20_2" text:outline-level="2">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P5">array:</text:p>
      <text:p text:style-name="P5"><text:tab/>[expr]</text:p>
      <text:p text:style-name="P5"><text:tab/>[*]</text:p>
      <text:h text:style-name="Heading_20_2" text:outline-level="2">Identifier Properties</text:h>
      <text:p text:style-name="My_20_body_20_text">The each identifier may be qualified by an additional specification of its environment and properties. This is in the form of an optional initializer and an optional field-size. <text:span text:style-name="T5">Currently no strings are defined</text:span>.</text:p>
      <text:p text:style-name="P5">initializer:</text:p>
      <text:p text:style-name="P5"><text:tab/>(“string” =&gt; “string”)</text:p>
      <text:p text:style-name="P5"><text:tab/>(“<text:span text:style-name="T5">string</text:span><text:span text:style-name="T5"><office:annotation><dc:creator>VRB</dc:creator><dc:date>2007-10-17T00:00:00</dc:date><text:p>This needs to be defined.</text:p><text:p>---- VRB, 10/17/2007, 02:17 ----</text:p><text:p/></office:annotation></text:span>” =&gt; “string”),initializer</text:p>
      <text:p text:style-name="P8">The field-size construct may to be used to specify circumstances wherein the application would like that information be stored in a data structure of size other than in the file being processed. For an array of unspecified size, the field-size indicates the maximum size in bits that the should be written/read from a file into the array element. For elements where size is not variable, the field-size indicates the size of the representation of that field in the file.</text:p>
      <text:p text:style-name="P5">field-size:</text:p>
      <text:p text:style-name="P5"><text:tab/>fieldsize expr</text:p>
      <text:h text:style-name="Heading_20_2" text:outline-level="2">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P4"><text:soft-page-break/><text:tab/><text:span text:style-name="T8">valid-check:</text:span></text:p>
      <text:p text:style-name="P3"><text:tab/><text:tab/><text:span text:style-name="T6">valid {value-specifier} ok-block</text:span><text:span text:style-name="T9">opt</text:span><text:span text:style-name="T6"> nok-block</text:span><text:span text:style-name="T9">opt</text:span></text:p>
      <text:p text:style-name="P20"><text:tab/>ok-block:</text:p>
      <text:p text:style-name="P20"><text:tab/><text:tab/>ok {statement-block-1}</text:p>
      <text:p text:style-name="P20"><text:tab/>nok-block</text:p>
      <text:p text:style-name="P20"><text:tab/><text:tab/>nok {statement-block-2}</text:p>
      <text:p text:style-name="P7">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P6">optional-check:</text:p>
      <text:p text:style-name="P6"><text:tab/>optional on (expr)</text:p>
      <text:h text:style-name="Heading_20_1" text:outline-level="1">Statements</text:h>
      <text:p text:style-name="My_20_body_20_text">Statements are executed in the order in which they are written in the program, except when the order is explicitly changed by the program itself, using the statement constructs indicated below.</text:p>
      <text:h text:style-name="Heading_20_2" text:outline-level="2">Expressions</text:h>
      <text:p text:style-name="My_20_body_20_text">Construction: <text:span text:style-name="T8">expression;</text:span></text:p>
      <text:p text:style-name="My_20_body_20_text">An expression terminated by a semi-colon constitutes a basic statement.</text:p>
      <text:h text:style-name="Heading_20_2" text:outline-level="2">Statement Blocks</text:h>
      <text:p text:style-name="My_20_body_20_text">Construction: <text:span text:style-name="T8">{statement-block}</text:span></text:p>
      <text:p text:style-name="P3"><text:tab/><text:span text:style-name="T6">statement-block:</text:span></text:p>
      <text:p text:style-name="P3"><text:tab/><text:tab/><text:span text:style-name="T6">statement</text:span></text:p>
      <text:p text:style-name="P3"><text:tab/><text:tab/><text:span text:style-name="T6">statement statement-block</text:span></text:p>
      <text:p text:style-name="P3"><text:soft-page-break/>A statement block is a collection of statements that can be used together in lieu of a single statement.</text:p>
      <text:h text:style-name="Heading_20_2" text:outline-level="2">Conditional Statements</text:h>
      <text:p text:style-name="My_20_body_20_text">Construction: <text:tab/><text:span text:style-name="T8">if (expression) statement else statement</text:span></text:p>
      <text:p text:style-name="P3"><text:tab/><text:tab/><text:tab/><text:span text:style-name="T6">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2" text:outline-level="2">For Loop</text:h>
      <text:p text:style-name="My_20_body_20_text">Construction:<text:tab/><text:span text:style-name="T8">for(expression-1</text:span><text:span text:style-name="T10">opt</text:span><text:span text:style-name="T8">;expression-2</text:span><text:span text:style-name="T10">opt</text:span><text:span text:style-name="T8">;expression-3</text:span><text:span text:style-name="T10">opt</text:span><text:span text:style-name="T8">)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2" text:outline-level="2">Continue</text:h>
      <text:h text:style-name="Heading_20_2" text:outline-level="2">Break</text:h>
      <text:h text:style-name="Heading_20_2" text:outline-level="2">Read</text:h>
      <text:h text:style-name="Heading_20_2" text:outline-level="2">Write</text:h>
      <text:h text:style-name="Heading_20_1" text:outline-level="1">Scope and lifetime</text:h>
      <text:p text:style-name="My_20_body_20_text">Every element is visible in the portion of the BDPL source file following its declaration. Every element has the lifetime of the program.</text:p>
      <text:h text:style-name="Heading_20_1" text:outline-level="1">Examp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y_20_body_20_text" style:display-name="My body text" style:family="paragraph" style:parent-style-name="Text_20_body" style:class="list">
      <style:paragraph-properties fo:margin-left="0in" fo:margin-right="0in" fo:line-height="150%" fo:text-align="justify" style:justify-single-word="false" fo:text-indent="0in" style:auto-text-indent="true"/>
      <style:text-properties style:font-name="Arial" fo:font-size="10pt" style:font-size-asian="11pt" style:font-size-complex="11pt"/>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creator>Bharadwaj V R</dc:creator>
    <dc:date>2007-10-17T19:11:47</dc:date>
    <meta:editing-cycles>431</meta:editing-cycles>
    <meta:editing-duration>PT13H40M13S</meta:editing-duration>
    <meta:user-defined meta:name="Info 1"/>
    <meta:user-defined meta:name="Info 2"/>
    <meta:user-defined meta:name="Info 3"/>
    <meta:user-defined meta:name="Info 4"/>
    <meta:document-statistic meta:table-count="2" meta:image-count="0" meta:object-count="0" meta:page-count="16" meta:paragraph-count="407" meta:word-count="4173" meta:character-count="24464"/>
  </office:meta>
</office:document-meta>
</file>